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T9_2" style:family="text">
      <style:text-properties fo:font-style="italic" style:font-style-asian="italic" style:font-style-complex="italic" fo:language="none" fo:language-asian="none" fo:language-complex="none"/>
    </style:style>
    <style:style style:name="T9_3" style:family="text"/>
    <style:style style:name="P10" style:family="paragraph" style:parent-style-name="Heading_20_2">
      <style:paragraph-properties fo:margin-top="0.527cm" fo:margin-bottom="0.527cm"/>
    </style:style>
    <style:style style:name="T1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text-align="left" fo:text-indent="-0.37cm" fo:margin-top="0.423cm" fo:margin-left="1.27cm"/>
    </style:style>
    <style:style style:name="T12_1" style:family="text"/>
    <style:style style:name="P13" style:family="paragraph" style:parent-style-name="Normal">
      <style:paragraph-properties fo:text-align="left" fo:text-indent="-0.43cm" fo:margin-left="2.54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text-align="left" fo:text-indent="-0.37cm" fo:margin-left="1.27cm"/>
    </style:style>
    <style:style style:name="T14_1" style:family="text"/>
    <style:style style:name="P15" style:family="paragraph" style:parent-style-name="Normal">
      <style:paragraph-properties fo:text-align="left" fo:text-indent="-0.43cm" fo:margin-left="2.54cm"/>
    </style:style>
    <style:style style:name="T15_1" style:family="text"/>
    <style:style style:name="P16" style:family="paragraph" style:parent-style-name="Normal">
      <style:paragraph-properties fo:text-align="left" fo:text-indent="-0.37cm" fo:margin-left="1.27cm"/>
    </style:style>
    <style:style style:name="T16_1" style:family="text"/>
    <style:style style:name="P17" style:family="paragraph" style:parent-style-name="Normal">
      <style:paragraph-properties fo:text-align="left" fo:text-indent="-0.43cm" fo:margin-left="2.54cm"/>
    </style:style>
    <style:style style:name="T17_1" style:family="text"/>
    <style:style style:name="P18" style:family="paragraph" style:parent-style-name="Normal">
      <style:paragraph-properties fo:text-align="left" fo:text-indent="-0.37cm" fo:margin-left="1.27cm"/>
    </style:style>
    <style:style style:name="T18_1" style:family="text"/>
    <style:style style:name="P19" style:family="paragraph" style:parent-style-name="Normal">
      <style:paragraph-properties fo:text-align="left" fo:text-indent="-0.43cm" fo:margin-left="2.54cm"/>
    </style:style>
    <style:style style:name="T19_1" style:family="text"/>
    <style:style style:name="P20" style:family="paragraph" style:parent-style-name="Heading_20_2">
      <style:paragraph-properties fo:margin-top="0.527cm" fo:margin-bottom="0.527cm"/>
    </style:style>
    <style:style style:name="T2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Heading_20_3">
      <style:paragraph-properties fo:margin-top="0.496cm" fo:margin-bottom="0.496cm"/>
    </style:style>
    <style:style style:name="T2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/>
    <style:style style:name="T23_3" style:family="text">
      <style:text-properties fo:color="#0000ee" fo:language="none" fo:language-asian="none" fo:language-complex="none" style:text-underline-style="solid" style:text-underline-color="font-color"/>
    </style:style>
    <style:style style:name="T23_4" style:family="text"/>
    <style:style style:name="T23_5" style:family="text"/>
    <style:style style:name="T23_6" style:family="text">
      <style:text-properties fo:color="#0000ee" fo:language="none" fo:language-asian="none" fo:language-complex="none" style:text-underline-style="solid" style:text-underline-color="font-color"/>
    </style:style>
    <style:style style:name="T23_7" style:family="text"/>
    <style:style style:name="P24" style:family="paragraph" style:parent-style-name="Heading_20_3">
      <style:paragraph-properties fo:margin-top="0.496cm" fo:margin-bottom="0.496cm"/>
    </style:style>
    <style:style style:name="T2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fo:font-style="italic" style:font-style-asian="italic" style:font-style-complex="italic" fo:language="none" fo:language-asian="none" fo:language-complex="none"/>
    </style:style>
    <style:style style:name="T25_3" style:family="text"/>
    <style:style style:name="P26" style:family="paragraph" style:parent-style-name="Normal">
      <style:paragraph-properties fo:margin-top="0.423cm"/>
    </style:style>
    <style:style style:name="T26_1" style:family="text"/>
    <style:style style:name="P27" style:family="paragraph" style:parent-style-name="Heading_20_3">
      <style:paragraph-properties fo:margin-top="0.496cm" fo:margin-bottom="0.496cm"/>
    </style:style>
    <style:style style:name="T2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8" style:family="paragraph" style:parent-style-name="Normal">
      <style:paragraph-properties fo:margin-top="0.423cm"/>
    </style:style>
    <style:style style:name="T28_1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P30" style:family="paragraph" style:parent-style-name="Heading_20_2">
      <style:paragraph-properties fo:margin-top="0.527cm" fo:margin-bottom="0.527cm"/>
    </style:style>
    <style:style style:name="T3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1" style:family="paragraph" style:parent-style-name="Normal">
      <style:paragraph-properties fo:margin-top="0.423cm"/>
    </style:style>
    <style:style style:name="T31_1" style:family="text"/>
    <style:style style:name="P32" style:family="paragraph" style:parent-style-name="Normal">
      <style:paragraph-properties fo:margin-top="0.423cm" fo:margin-bottom="0.423cm"/>
    </style:style>
    <style:style style:name="T32_1" style:family="text"/>
  </office:automatic-styles>
  <office:body>
    <office:text>
      <text:h text:style-name="P1" text:outline-level="1"><text:span text:style-name="T1_1">Don't<text:s/>Just<text:s/>Hodl,<text:s/>Spedn!<text:s/>-<text:s/>Cool<text:s/>Ways<text:s/>to<text:s/>Use<text:s/>Your<text:s/>Cryptocurrency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3-21<text:s/>15:30:47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The<text:s/>"hodl"<text:s/>meme<text:s/>in<text:s/>the<text:s/>cryptocurrency<text:s/>world<text:s/>has<text:s/>gotten<text:s/>out<text:s/>of<text:s/>hand.<text:s/>With<text:s/>dreams<text:s/>of<text:s/>lambos<text:s/>abound,<text:s/>it<text:s/>seems<text:s/>everyone<text:s/>is<text:s/>just<text:s/>sitting<text:s/>around<text:s/>with<text:s/>fat<text:s/>crypto<text:s/>wallets<text:s/>waiting<text:s/>for<text:s/>the<text:s/>next<text:s/>big<text:s/>jump<text:s/>in<text:s/>price.</text:span></text:p>
      <text:p text:style-name="P8"><text:span text:style-name="T8_1">Now,<text:s/>there<text:s/>is<text:s/>absolutely<text:s/>nothing<text:s/>wrong<text:s/>with<text:s/>savings.<text:s/>I<text:s/>wouldn't<text:s/>tell<text:s/>you<text:s/>to<text:s/>spend<text:s/>all<text:s/>your<text:s/>fiat<text:s/>either,<text:s/>and<text:s/>it's<text:s/>always<text:s/>great<text:s/>to<text:s/>have<text:s/>money<text:s/>set<text:s/>aside<text:s/>for<text:s/>the<text:s/>future.<text:s/>But<text:s/>when<text:s/>it<text:s/>comes<text:s/>to<text:s/>cryptocurrencies,<text:s/>we're<text:s/>doing<text:s/>the<text:s/>community<text:s/>a<text:s/>disservice<text:s/>by<text:s/>focusing<text:s/>too<text:s/>much<text:s/>on<text:s/>the<text:s/>price.</text:span></text:p>
      <text:p text:style-name="P9"><text:span text:style-name="T9_1">Bitcoin<text:s/>and<text:s/>all<text:s/>of<text:s/>its<text:s/>descendents<text:s/>are<text:s/></text:span><text:span text:style-name="T9_2">meant<text:s/>to<text:s/>be<text:s/>digital<text:s/>cash!<text:s/></text:span><text:span text:style-name="T9_3">We're<text:s/>in<text:s/>the<text:s/>era<text:s/>of<text:s/>the<text:s/>most<text:s/>fascinating<text:s/>way<text:s/>to<text:s/>exchange<text:s/>value<text:s/>ever<text:s/>created,<text:s/>so<text:s/>let's<text:s/>not<text:s/>sit<text:s/>on<text:s/>our<text:s/>crypto-assets<text:s/>like<text:s/>they're<text:s/>a<text:s/>couple<text:s/>of<text:s/>boring<text:s/>old<text:s/>gold<text:s/>bars.</text:span></text:p>
      <text:h text:style-name="P10" text:outline-level="2"><text:span text:style-name="T10_1">Why<text:s/>Spend<text:s/>Cryptocurrencies?</text:span></text:h>
      <text:p text:style-name="P11"><text:span text:style-name="T11_1">So<text:s/>why<text:s/></text:span><text:span text:style-name="T11_2">should<text:s/></text:span><text:span text:style-name="T11_3">you<text:s/>spend<text:s/>some<text:s/>of<text:s/>your<text:s/>digital<text:s/>assets?<text:s/>I<text:s/>always<text:s/>go<text:s/>back<text:s/>to<text:s/>the<text:s/>unique<text:s/>properties<text:s/>of<text:s/>cryptocurrencies<text:s/>that<text:s/>make<text:s/>them<text:s/>so<text:s/>interesting<text:s/>in<text:s/>the<text:s/>first<text:s/>place.<text:s/>Currencies<text:s/>like<text:s/>Bitcoin<text:s/>Cash,<text:s/>Litecoin,<text:s/>Ethereum,<text:s/>and<text:s/>(to<text:s/>some<text:s/>extent)<text:s/>the<text:s/>original<text:s/>Bitcoin<text:s/>Core<text:s/>chain<text:s/>are:</text:span></text:p>
      <text:list text:style-name="LS1" xml:id="list0">
        <text:list-item>
          <text:p text:style-name="P12"><text:span text:style-name="T12_1">Secure</text:span></text:p>
          <text:list>
            <text:list-item>
              <text:p text:style-name="P13"><text:span text:style-name="T13_1">Crypto<text:s/>transactions<text:s/>are<text:s/></text:span><text:span text:style-name="T13_2">push</text:span><text:span text:style-name="T13_3"><text:s/>transactions,<text:s/>so<text:s/>you<text:s/>never<text:s/>have<text:s/>to<text:s/>reveal<text:s/>personal<text:s/>information<text:s/>to<text:s/>a<text:s/>merchant<text:s/>like<text:s/>you<text:s/>do<text:s/>with<text:s/>a<text:s/>credit<text:s/>card.</text:span></text:p>
            </text:list-item>
          </text:list>
        </text:list-item>
        <text:list-item>
          <text:p text:style-name="P14"><text:span text:style-name="T14_1">Global<text:s/>and<text:s/>decentralized</text:span></text:p>
          <text:list>
            <text:list-item>
              <text:p text:style-name="P15"><text:span text:style-name="T15_1">These<text:s/>networks<text:s/>run<text:s/>worldwide<text:s/>without<text:s/>borders.<text:s/>Purchase<text:s/>goods,<text:s/>donate,<text:s/>and<text:s/>share<text:s/>with<text:s/>anyone<text:s/>anywhere<text:s/>without<text:s/>asking<text:s/>anyone's<text:s/>permission</text:span></text:p>
            </text:list-item>
          </text:list>
        </text:list-item>
        <text:list-item>
          <text:p text:style-name="P16"><text:span text:style-name="T16_1">Low<text:s/>barrier</text:span></text:p>
          <text:list>
            <text:list-item>
              <text:p text:style-name="P17"><text:span text:style-name="T17_1">There<text:s/>is<text:s/>no<text:s/>KYC<text:s/>requirements,<text:s/>no<text:s/>paperwork,<text:s/>no<text:s/>approvals<text:s/>-<text:s/>download<text:s/>the<text:s/>wallet<text:s/>software<text:s/>and<text:s/>you<text:s/>now<text:s/>have<text:s/>a<text:s/>bank<text:s/>in<text:s/>your<text:s/>hands</text:span></text:p>
            </text:list-item>
          </text:list>
        </text:list-item>
        <text:list-item>
          <text:p text:style-name="P18"><text:span text:style-name="T18_1">Low<text:s/>fee</text:span></text:p>
          <text:list>
            <text:list-item>
              <text:p text:style-name="P19"><text:span text:style-name="T19_1">With<text:s/>the<text:s/>exception<text:s/>of<text:s/>the<text:s/>Bitcoin<text:s/>Core<text:s/>chain,<text:s/>you<text:s/>can<text:s/>send<text:s/>anyone<text:s/>any<text:s/>amount<text:s/>of<text:s/>money<text:s/>for<text:s/>a<text:s/>penny<text:s/>or<text:s/>less.<text:s/>And<text:s/>your<text:s/>fee<text:s/>isn't<text:s/>going<text:s/>to<text:s/>a<text:s/>middleman,<text:s/>it's<text:s/>going<text:s/>to<text:s/>support<text:s/>the<text:s/>network!</text:span></text:p>
            </text:list-item>
          </text:list>
        </text:list-item>
      </text:list>
      <text:h text:style-name="P20" text:outline-level="2"><text:span text:style-name="T20_1">The<text:s/>Fun<text:s/>Part<text:s/>-<text:s/>How<text:s/>to<text:s/>Spend<text:s/>Cryptocurrencies</text:span></text:h>
      <text:h text:style-name="P21" text:outline-level="3"><text:span text:style-name="T21_1">Purchasing<text:s/>Goods<text:s/>and<text:s/>Services</text:span></text:h>
      <text:p text:style-name="P22"><text:span text:style-name="T22_1">There<text:s/>are<text:s/>tons<text:s/>of<text:s/>merchants<text:s/>that<text:s/>will<text:s/>accept<text:s/>the<text:s/>most<text:s/>popular<text:s/>cryptocurrencies,<text:s/>especially<text:s/>online.<text:s/>I've<text:s/>bought<text:s/>several<text:s/>interesting<text:s/>items<text:s/>with<text:s/>various<text:s/>digital<text:s/>currencies<text:s/>-<text:s/>A<text:s/>JavaScript<text:s/>reference<text:s/>book<text:s/>for<text:s/>my<text:s/>shelf,<text:s/>T-shirts<text:s/>that<text:s/>share<text:s/>my<text:s/>love<text:s/>of<text:s/>Bitcoin,<text:s/>and<text:s/>even<text:s/>special<text:s/>apparel<text:s/>for<text:s/>Brazilian<text:s/>Jiu<text:s/>Jitsu.<text:s/></text:span></text:p>
      <text:p text:style-name="P23"><text:span text:style-name="T23_1">Check<text:s/>out<text:s/>websites<text:s/>like<text:s/></text:span><text:span text:style-name="T23_2"><text:a xlink:type="simple" office:target-frame-name="_blank" xlink:href="https://acceptbitcoin.cash"><text:span text:style-name="T23_3">Accept<text:s/>Bitcoin<text:s/>Cash</text:span></text:a></text:span><text:span text:style-name="T23_4"><text:s/>or<text:s/></text:span><text:span text:style-name="T23_5"><text:a xlink:type="simple" xlink:href="http://spendbitcoins.com/"><text:span text:style-name="T23_6">SpendBitcoins</text:span></text:a></text:span><text:span text:style-name="T23_7"><text:s/>for<text:s/>ideas<text:s/>on<text:s/>where<text:s/>you<text:s/>can<text:s/>trade<text:s/>digital<text:s/>money<text:s/>for<text:s/>real-world<text:s/>goods.</text:span></text:p>
      <text:h text:style-name="P24" text:outline-level="3"><text:span text:style-name="T24_1">Donate<text:s/>to<text:s/>your<text:s/>Favorite<text:s/>Organizations</text:span></text:h>
      <text:p text:style-name="P25"><text:span text:style-name="T25_1">Cryptocurrencies<text:s/>are<text:s/>great<text:s/>for<text:s/>donations<text:s/>as<text:s/>they<text:s/>make<text:s/>it<text:s/></text:span><text:span text:style-name="T25_2">so<text:s/>easy</text:span><text:span text:style-name="T25_3"><text:s/>to<text:s/>send<text:s/>money<text:s/>quickly.<text:s/>Just<text:s/>snap<text:s/>a<text:s/>picture<text:s/>of<text:s/>a<text:s/>QR<text:s/>code<text:s/>address<text:s/>and<text:s/>your<text:s/>charitable<text:s/>contribution<text:s/>is<text:s/>on<text:s/>its<text:s/>way.<text:s/></text:span></text:p>
      <text:p text:style-name="P26"><text:span text:style-name="T26_1">I'm<text:s/>a<text:s/>big<text:s/>fan<text:s/>of<text:s/>free<text:s/>and<text:s/>open<text:s/>source<text:s/>software,<text:s/>so<text:s/>I've<text:s/>sent<text:s/>tips<text:s/>to<text:s/>other<text:s/>developers<text:s/>and<text:s/>software<text:s/>projects<text:s/>I<text:s/>find<text:s/>useful.<text:s/></text:span></text:p>
      <text:h text:style-name="P27" text:outline-level="3"><text:span text:style-name="T27_1">Share<text:s/>it<text:s/>with<text:s/>Friends</text:span></text:h>
      <text:p text:style-name="P28"><text:span text:style-name="T28_1">Once<text:s/>again,<text:s/>the<text:s/>barrier<text:s/>to<text:s/>entry<text:s/>for<text:s/>digital<text:s/>currencies<text:s/>is<text:s/>low.<text:s/>Do<text:s/>you<text:s/>have<text:s/>crypto-curious<text:s/>friends?<text:s/>Have<text:s/>them<text:s/>download<text:s/>your<text:s/>favorite<text:s/>mobile<text:s/>wallets<text:s/>and<text:s/>send<text:s/>them<text:s/>a<text:s/>dollar<text:s/>or<text:s/>too.<text:s/>It's<text:s/>simple<text:s/>and<text:s/>you<text:s/>may<text:s/>make<text:s/>a<text:s/>new<text:s/>crypto<text:s/>enthusiast<text:s/>for<text:s/>life!</text:span></text:p>
      <text:p text:style-name="P29"><text:span text:style-name="T29_1">After<text:s/>my<text:s/>recent<text:s/>lecture<text:s/>at<text:s/>Saint<text:s/>Vincent<text:s/>College,<text:s/>I<text:s/>was<text:s/>able<text:s/>to<text:s/>send<text:s/>a<text:s/>dollar<text:s/>a<text:s/>piece<text:s/>to<text:s/>several<text:s/>students<text:s/>by<text:s/>just<text:s/>instructing<text:s/>them<text:s/>to<text:s/>download<text:s/>a<text:s/>BCH<text:s/>wallet<text:s/>and<text:s/>snapping<text:s/>a<text:s/>picture<text:s/>of<text:s/>their<text:s/>QR<text:s/>code<text:s/>addresses.<text:s/>Crypto<text:s/>sharing<text:s/>is<text:s/>caring.</text:span></text:p>
      <text:h text:style-name="P30" text:outline-level="2"><text:span text:style-name="T30_1">Spedning<text:s/>is<text:s/>Fun!</text:span></text:h>
      <text:p text:style-name="P31"><text:span text:style-name="T31_1">Sure,<text:s/>it's<text:s/>easy<text:s/>to<text:s/>acquire<text:s/>cryptocurrencies<text:s/>and<text:s/>forget<text:s/>about<text:s/>them,<text:s/>stashing<text:s/>funds<text:s/>for<text:s/>a<text:s/>rainy<text:s/>day<text:s/>or<text:s/>big<text:s/>price<text:s/>spike.<text:s/>But<text:s/>the<text:s/>beauty<text:s/>of<text:s/>Bitcoin<text:s/>and<text:s/>its<text:s/>peers<text:s/>is<text:s/>the<text:s/>ability<text:s/>to<text:s/>exchange<text:s/>money<text:s/>in<text:s/>a<text:s/>way<text:s/>we've<text:s/>never<text:s/>done<text:s/>before.<text:s/>Adoption<text:s/>will<text:s/>be<text:s/>key<text:s/>for<text:s/>the<text:s/>future<text:s/>of<text:s/>digital<text:s/>money,<text:s/>and<text:s/>it's<text:s/>quite<text:s/>easy<text:s/>and<text:s/>fun<text:s/>to<text:s/>participate<text:s/>in<text:s/>the<text:s/>economy.<text:s/></text:span></text:p>
      <text:p text:style-name="P32"><text:span text:style-name="T32_1">Hodl<text:s/>some,<text:s/>spedn<text:s/>some.<text:s/>The<text:s/>crypto<text:s/>community<text:s/>thanks<text:s/>you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Don't Just Hodl, Spedn! - Cool Ways to Use Your Cryptocurrency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